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2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ckpit dimension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dth of cockpit leg room </text:span></text:p>
                <text:list>
                  <text:list-item>
                    <text:p><text:span text:style-name="T2">KH: 1.5 cm * 32 = 48 cm</text:span></text:p>
                  </text:list-item>
                  <text:list-item>
                    <text:p><text:span text:style-name="T2">RK: 1.45 cm * 32 = 46.4 cm </text:span></text:p>
                  </text:list-item>
                  <text:list-item>
                    <text:p><text:span text:style-name="T2">Ejection seat: https://www.britmodeller.com/forums/index.php?/topic/235109451-martin-baker-mk10-seat-dimensions/: 47 cm</text:span></text:p>
                  </text:list-item>
                  <text:list-item>
                    <text:p><text:span text:style-name="T2">=&gt; chosen 48 cm to have a bit of margin between the seat and the cockpit (plus a nicer number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VTH = HUD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3">The material for the VTH is canvas_transparent and has an alpha of 0.9. If you set it to a higher values, then the whole canvas gets green. The lower the value is set, the less visible the text/lines ge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09:05:05.479826010</meta:creation-date>
    <dc:date>2025-12-26T09:13:38.208662104</dc:date>
    <meta:editing-duration>PT8M32S</meta:editing-duration>
    <meta:editing-cycles>2</meta:editing-cycles>
    <meta:generator>LibreOffice/24.2.7.2$Linux_X86_64 LibreOffice_project/420$Build-2</meta:generator>
    <meta:document-statistic meta:object-count="29"/>
  </office:meta>
</office:document-meta>
</file>